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pl" fo:country="PL" officeooo:paragraph-rsid="0010139e" style:language-asian="zxx" style:country-asian="none" style:language-complex="zxx" style:country-complex="none"/>
    </style:style>
    <style:style style:name="P2" style:family="paragraph" style:parent-style-name="Standard">
      <style:text-properties fo:language="pl" fo:country="PL" style:language-asian="zxx" style:country-asian="none" style:language-complex="zxx" style:country-complex="none"/>
    </style:style>
    <style:style style:name="P3" style:family="paragraph" style:parent-style-name="Standard">
      <style:text-properties fo:language="pl" fo:country="PL" officeooo:paragraph-rsid="0005b5a1" style:language-asian="zxx" style:country-asian="none" style:language-complex="zxx" style:country-complex="none"/>
    </style:style>
    <style:style style:name="T1" style:family="text">
      <style:text-properties officeooo:rsid="0003bf4a"/>
    </style:style>
    <style:style style:name="T2" style:family="text">
      <style:text-properties fo:language="en" fo:country="US"/>
    </style:style>
    <style:style style:name="T3" style:family="text">
      <style:text-properties fo:language="pl" fo:country="PL" officeooo:rsid="0005b5a1" style:language-asian="zxx" style:country-asian="none" style:language-complex="zxx" style:country-complex="none"/>
    </style:style>
    <style:style style:name="T4" style:family="text">
      <style:text-properties fo:language="pl" fo:country="PL" officeooo:rsid="00071370" style:language-asian="zxx" style:country-asian="none" style:language-complex="zxx" style:country-complex="none"/>
    </style:style>
    <style:style style:name="T5" style:family="text">
      <style:text-properties fo:language="pl" fo:country="PL" officeooo:rsid="00074a49" style:language-asian="zxx" style:country-asian="none" style:language-complex="zxx" style:country-complex="none"/>
    </style:style>
    <style:style style:name="T6" style:family="text">
      <style:text-properties fo:language="pl" fo:country="PL" officeooo:rsid="00083611" style:language-asian="zxx" style:country-asian="none" style:language-complex="zxx" style:country-complex="none"/>
    </style:style>
    <style:style style:name="T7" style:family="text">
      <style:text-properties fo:language="pl" fo:country="PL" officeooo:rsid="00093305" style:language-asian="zxx" style:country-asian="none" style:language-complex="zxx" style:country-complex="none"/>
    </style:style>
    <style:style style:name="T8" style:family="text">
      <style:text-properties fo:language="pl" fo:country="PL" officeooo:rsid="000bf7e6" style:language-asian="zxx" style:country-asian="none" style:language-complex="zxx" style:country-complex="none"/>
    </style:style>
    <style:style style:name="T9" style:family="text">
      <style:text-properties fo:language="pl" fo:country="PL" officeooo:rsid="000d3a03" style:language-asian="zxx" style:country-asian="none" style:language-complex="zxx" style:country-complex="none"/>
    </style:style>
    <style:style style:name="T10" style:family="text">
      <style:text-properties fo:language="pl" fo:country="PL" fo:font-weight="normal" officeooo:rsid="00093305" style:language-asian="zxx" style:country-asian="none" style:font-weight-asian="normal" style:language-complex="zxx" style:country-complex="none" style:font-weight-complex="normal"/>
    </style:style>
    <style:style style:name="T11" style:family="text">
      <style:text-properties fo:language="pl" fo:country="PL" fo:font-weight="normal" officeooo:rsid="000adfb1" style:language-asian="zxx" style:country-asian="none" style:font-weight-asian="normal" style:language-complex="zxx" style:country-complex="none" style:font-weight-complex="normal"/>
    </style:style>
    <style:style style:name="T12" style:family="text">
      <style:text-properties fo:language="pl" fo:country="PL" fo:font-weight="normal" officeooo:rsid="00198d2b" style:language-asian="zxx" style:country-asian="none" style:font-weight-asian="normal" style:language-complex="zxx" style:country-complex="none" style:font-weight-complex="normal"/>
    </style:style>
    <style:style style:name="T13" style:family="text">
      <style:text-properties officeooo:rsid="000adfb1"/>
    </style:style>
    <style:style style:name="T14" style:family="text">
      <style:text-properties officeooo:rsid="0013401e"/>
    </style:style>
    <style:style style:name="T15" style:family="text">
      <style:text-properties officeooo:rsid="0005b5a1"/>
    </style:style>
    <style:style style:name="T16" style:family="text">
      <style:text-properties officeooo:rsid="00071370"/>
    </style:style>
    <style:style style:name="T17" style:family="text">
      <style:text-properties officeooo:rsid="00074a49"/>
    </style:style>
    <style:style style:name="T18" style:family="text">
      <style:text-properties officeooo:rsid="00093305"/>
    </style:style>
    <style:style style:name="T19" style:family="text">
      <style:text-properties officeooo:rsid="00083611"/>
    </style:style>
    <style:style style:name="T20" style:family="text">
      <style:text-properties officeooo:rsid="000bf7e6"/>
    </style:style>
    <style:style style:name="T21" style:family="text">
      <style:text-properties officeooo:rsid="000d3a03"/>
    </style:style>
    <style:style style:name="T22" style:family="text">
      <style:text-properties fo:font-weight="normal" officeooo:rsid="00093305" style:font-weight-asian="normal" style:font-weight-complex="normal"/>
    </style:style>
    <style:style style:name="T23" style:family="text">
      <style:text-properties fo:font-weight="normal" officeooo:rsid="000adfb1" style:font-weight-asian="normal" style:font-weight-complex="normal"/>
    </style:style>
    <style:style style:name="T24" style:family="text">
      <style:text-properties fo:font-weight="normal" officeooo:rsid="00198d2b"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yciągnięte z "Lokalu dla awanturnych".</text:p>
      <text:p text:style-name="Standard"/>
      <text:p text:style-name="Standard">Za dawnych czasów, jak II wojna światowa, państwa po obu stronach konfliktu stosowały wszelkie metody manipulacji opinią publiczną, żeby przekonać obywateli co do słuszności prowadzonych działań czy w konkretnych celach (jak choćby do zakupu amerykańskich bonów wojennych, które napędzały przemysł zbrojeniowy). Określało się to mianem propagandy i nikt nie miał z tym problemu. </text:p>
      <text:p text:style-name="Standard"/>
      <text:p text:style-name="Standard">Z racji tego, że słowo "propaganda" ma dziś wyjątkowo brzydki wydźwięk to rolę państwowych ministerstw zajęły firmy PRowe. I oto dwa przykłady ich działalności z ostatnich 30 lat.</text:p>
      <text:p text:style-name="Standard"/>
      <text:p text:style-name="Standard">Zacznijmy od największej z nich w tym zestawieniu: Hill &amp; Knowlton. Najbardziej zasłynęli z działalności dla Big Tobacco, czyli największych koncernów tytoniowych, gdy w latach 50-tych odpierali pierwsze zarzuty o zwiększoną zachorowalność na raka płuc wśród palaczy tytoniu. To oni stworzyli Tobacco Industry Research Committee, który zrzeszał naukowców twierdzących, że nie ma jednoznacznych dowodów na to, że palenie papierosów może być przyczyną powstania raka płuc. </text:p>
      <text:p text:style-name="Standard"/>
      <text:p text:style-name="Standard">Nas interesuje jednak inny okres ich działalności. </text:p>
      <text:p text:style-name="Standard">Gdy 2 sierpnia 1990 roku siły zbrojne Iraku najechały i zajęły Kuwejt, rządy okupowanego kraju wykupiły usługi u przynajmniej 20 firm PRowych, lobbystycznych i kancelarii prawnych, aby kształtować amerykańską opinię publiczną i przygotować ją do walki z działalnością Saddama Husajna. </text:p>
      <text:p text:style-name="Standard">Największą firmą PRową zatrudnioną przez rządy Kuwejtu była korporacja Hill &amp; Knowlton. To oni stworzyli przykrywkę - Citizens for a Free Kuwait, który oficjalnie był zrzeszeniem obywateli żądających wyzwolenia Kuwejtu. Rząd Kuwejtu na działalność tej organizacji przeznaczył 12 mln $, oczywiście wiadomo gdzie znaczna część tych pieniędzy ostatecznie trafiła.</text:p>
      <text:p text:style-name="Standard"/>
      <text:p text:style-name="Standard">Grupa stała się sławna po tym jak nastoletnia Nayirah al-Sabah zeznała przed Congressional Human Rights Caucus, że była świadkiem jak iraccy żołnierze wyciągnęli z inkubatorów noworodki w szpitalu w Kuwejcie i zostawili je na podłodze na pewną śmierć. (1)</text:p>
      <text:p text:style-name="Standard">Oczywiście późniejsza inwazja zweryfikowała to zeznanie, a ponadto okazało się, że Nayirah jest córką ambasadora kuwejckiego w USA.</text:p>
      <text:p text:style-name="Standard">Akcja propagandowa miała znacznie szerszy zakres, m.in. wydawano broszury; tworzono materiały filmowe, które puszczano w dziennikach telewizyjnych, itp.</text:p>
      <text:p text:style-name="Standard"/>
      <text:p text:style-name="Standard">Poziom manipulacji w I wojnie w Zatoce Perskiej doskonale pokazuje dokument „To sell a war” z 1992 roku, warto go zobaczyć aby zdać sobie sprawę z tego, że w polityce nie obowiązuje świętość o nazwie prawda.</text:p>
      <text:p text:style-name="Standard"/>
      <text:p text:style-name="Standard">https://youtu.be/yaR1YBR5g6U</text:p>
      <text:p text:style-name="Standard"/>
      <text:p text:style-name="Standard">Innym bardzo dobrym przykładem współczesnej propagandy wojennej było działanie przedsiębiorstwa Ruder Finn Global Public Affairs. Zostali oni wynajęci przez rząd Chorwacji w sierpniu 1991 roku w celu opracowania planów i strategii rozmów z departamentami Stanów Zjednoczonych. Efektem tej współpracy były wycieczki kongresmenów US do Chorwacji w styczniu i lutym 1992 roku, by urzędnicy amerykańscy uznali Chorwację za niepodległe państwo już kilka miesięcy później. </text:p>
      <text:p text:style-name="Standard"/>
      <text:p text:style-name="Standard">To nie wszystko. Najbardziej znane działanie PR w tej wojnie polegało na wykorzystaniu publikacji Roya Gutmana w "Newsday" z sierpnia 1992 r., które mówiło o koszmarnych warunkach panujących w serbskich obozach dla internowanych w Bośni. Rozpętała się prawdziwa medialna <text:soft-page-break/>burza. (2)</text:p>
      <text:p text:style-name="Standard"/>
      <text:p text:style-name="Standard">Umiejętnie wykorzystał to Ruder Finn, który skontaktował się z trzema największymi organizacjami żydowskimi w Stanach: B'nai B'rith Anti-Defamation League, American Jewish Committee oraz American Jewish Congress. Od tego momentu Żydzi rozpętali protesty, w których demonizowali Serbów jako nowych nazistów. </text:p>
      <text:p text:style-name="Standard"/>
      <text:p text:style-name="Standard">Niedługo po tym wydarzeniu Chorwaci zaczną walczyć z muzułmańskimi Bośniakami i zaczną dokonywać czystek etnicznych. Będą utrzymywać obozy koncentracyjne oraz "domy gwałtów", ale o tym Amerykanie dowiedzą się jedynie po wojnie. I tylko wówczas jak sami poszukają prawdy na ten temat. </text:p>
      <text:p text:style-name="Standard">W końcu o oblężeniu Sarajewa słyszał każdy, ale o oblężeniu Mostaru, znacznie brutalniejszego w przebiegu dla obywateli tego miasta, mało kto miał okazję usłyszeć.</text:p>
      <text:p text:style-name="Standard"/>
      <text:p text:style-name="Standard">Jak powiedział dyrektor Ruder Finn, James Harff: "Jesteśmy zawodowcami. Mieliśmy pracę do wykonania i ją zrobiliśmy. Nie płacą nam za bycie moralnymi."</text:p>
      <text:p text:style-name="Standard"/>
      <text:p text:style-name="Standard">Bałkany były zbyt skomplikowane dla mózgu przeciętnego Amerykanina. Dlatego historyjkę trzeba było uprościć, a głównym złym uczynić Serbów. W końcu za to Chorwaci zapłacili PRowcom. </text:p>
      <text:p text:style-name="Standard"/>
      <text:p text:style-name="Standard">Prawda jest taka, że taka forma propagandy nadal obowiązuje po dziś dzień, Pentagon wydaje miliony dolarów rocznie na firmy PR. Nie wiadomo jednak do końca jak ta współpraca wygląda, gdyż plany są tajne przez poufne. Również same korporacje dużo się nauczyły na swoich błędach i dzisiaj unikają rozgłosu, stosując tak krzykliwe metody jak te z początku lat 90-tych. Wystarczy odpowiednio sprzedana informacja, materiał filmowy, audycja radiowa, broszura, odpowiednio dobrani dziennikarze... Możliwości jest multum i nikt nie musi zdawać sobie z nich sprawę.</text:p>
      <text:p text:style-name="Standard"/>
      <text:p text:style-name="Standard">"Jedno jest pewne: jeśli sami gdzieś nie byliśmy, własnymi palcami nie dotykaliśmy zdarzeń, to tak naprawdę guzik wiem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2M29S</meta:editing-duration>
    <meta:editing-cycles>18</meta:editing-cycles>
    <meta:generator>LibreOffice/5.2.3.3$Windows_X86_64 LibreOffice_project/d54a8868f08a7b39642414cf2c8ef2f228f780cf</meta:generator>
    <dc:date>2017-02-25T22:03:34.280000000</dc:date>
    <meta:document-statistic meta:table-count="0" meta:image-count="0" meta:object-count="0" meta:page-count="2" meta:paragraph-count="21" meta:word-count="714" meta:character-count="5050" meta:non-whitespace-character-count="4349"/>
    <meta:user-defined meta:name="Info 1"/>
    <meta:user-defined meta:name="Info 2"/>
    <meta:user-defined meta:name="Info 3"/>
    <meta:user-defined meta:name="Info 4"/>
  </office:meta>
</office:document-meta>
</file>